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1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2.2335in"/>
    </style:style>
    <style:style style:name="co4" style:family="table-column">
      <style:table-column-properties fo:break-before="auto" style:column-width="4.678in"/>
    </style:style>
    <style:style style:name="co5" style:family="table-column">
      <style:table-column-properties fo:break-before="auto" style:column-width="11.1217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aa95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ackground-color="#e0c2cd"/>
    </style:style>
    <style:style style:name="ce6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VariablePowerSuppl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pau/repos/VariablePowerSupply/PCB/VariablePowerSupply.kicad_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hu 28 Apr 2022 20:23:53 C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3-a3aad9c10e~116~ubuntu20.0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2, C3, C4, C5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P_Radial_D8.0mm_P3.80mm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6, C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P_Radial_D16.0mm_P7.50mm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1" office:value-type="string" calcext:value-type="string">
            <text:p>C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 (low ESR &lt;1ohm)</text:p>
          </table:table-cell>
          <table:table-cell office:value-type="string" calcext:value-type="string">
            <text:p>C_Small</text:p>
          </table:table-cell>
          <table:table-cell table:style-name="ce5"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table:style-name="ce1" office:value-type="string" calcext:value-type="string">
            <text:p>C9, C24, C25, C26, C27, C32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Small</text:p>
          </table:table-cell>
          <table:table-cell table:style-name="ce5"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table:style-name="ce1" office:value-type="string" calcext:value-type="string">
            <text:p>C11, C13, C16, C1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2, C14, C15, C17, C19, C20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Capacitor_SMD:C_1206_3216Metric_Pad1.42x1.7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1" office:value-type="string" calcext:value-type="string">
            <text:p>C28, C3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_Small</text:p>
          </table:table-cell>
          <table:table-cell table:style-name="ce5"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table:style-name="ce1" office:value-type="string" calcext:value-type="string">
            <text:p>C2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_Small</text:p>
          </table:table-cell>
          <table:table-cell table:style-name="ce5"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3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Small</text:p>
          </table:table-cell>
          <table:table-cell table:style-name="ce6"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table:style-name="ce1" office:value-type="string" calcext:value-type="string">
            <text:p>C33, C3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p3</text:p>
          </table:table-cell>
          <table:table-cell office:value-type="string" calcext:value-type="string">
            <text:p>C_Small</text:p>
          </table:table-cell>
          <table:table-cell table:style-name="ce5"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33V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THT:D_DO-35_SOD27_P10.16mm_Horizontal</text:p>
          </table:table-cell>
          <table:table-cell office:value-type="string" calcext:value-type="string">
            <text:p>Zener diode</text:p>
          </table:table-cell>
          <table:table-cell/>
        </table:table-row>
        <table:table-row table:style-name="ro1">
          <table:table-cell office:value-type="string" calcext:value-type="string">
            <text:p>D2, D7, D8, D9, D10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AS20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200V, 0.4A, High-speed Switching Diode, SOT-23</text:p>
          </table:table-cell>
          <table:table-cell/>
        </table:table-row>
        <table:table-row table:style-name="ro1">
          <table:table-cell office:value-type="string" calcext:value-type="string">
            <text:p>D3, D4, D5, D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V1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Zener diode</text:p>
          </table:table-cell>
          <table:table-cell/>
        </table:table-row>
        <table:table-row table:style-name="ro1">
          <table:table-cell office:value-type="string" calcext:value-type="string">
            <text:p>D13, D14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805_2012Metric_Castellated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H1, H2, H3, H4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untingHole_Pad</text:p>
          </table:table-cell>
          <table:table-cell office:value-type="string" calcext:value-type="string">
            <text:p>MountingHole:MountingHole_4.3mm_M4_Pad_Via</text:p>
          </table:table-cell>
          <table:table-cell office:value-type="string" calcext:value-type="string">
            <text:p>Mounting Hole with connection</text:p>
          </table:table-cell>
          <table:table-cell/>
        </table:table-row>
        <table:table-row table:style-name="ro1">
          <table:table-cell office:value-type="string" calcext:value-type="string">
            <text:p>HS1, HS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atsink</text:p>
          </table:table-cell>
          <table:table-cell office:value-type="string" calcext:value-type="string">
            <text:p>Footprints:Heatsink_100x36mm_2xfixations_HorizAirflow</text:p>
          </table:table-cell>
          <table:table-cell office:value-type="string" calcext:value-type="string">
            <text:p>Heatsink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In</text:p>
          </table:table-cell>
          <table:table-cell office:value-type="string" calcext:value-type="string">
            <text:p>Conn_PowerOut_01x04_Male</text:p>
          </table:table-cell>
          <table:table-cell office:value-type="string" calcext:value-type="string">
            <text:p>Connector_Molex:Molex_KK-396_A-41791-0004_1x04_P3.96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PowerIn</text:p>
          </table:table-cell>
          <table:table-cell office:value-type="string" calcext:value-type="string">
            <text:p>Conn_PowerOut_01x03_Male</text:p>
          </table:table-cell>
          <table:table-cell office:value-type="string" calcext:value-type="string">
            <text:p>Connector_Molex:Molex_KK-396_A-41791-0003_1x03_P3.96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Out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Molex:Molex_KK-396_A-41791-0004_1x04_P3.96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Connector_PinHeader_1.27mm:PinHeader_2x07_P1.27mm_Vertical_SMD</text:p>
          </table:table-cell>
          <table:table-cell office:value-type="string" calcext:value-type="string">
            <text:p>Generic connector, double row, 02x07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Display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Molex:Molex_KK-254_AE-6410-04A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JST:JST_EH_B2B-EH-A_1x02_P2.50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Panel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Molex:Molex_KK-254_AE-6410-05A_1x05_P2.54mm_Vertical</text:p>
          </table:table-cell>
          <table:table-cell office:value-type="string" calcext:value-type="string">
            <text:p>Generic connector, single row, 01x05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K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B_ENABLE_RELAY</text:p>
          </table:table-cell>
          <table:table-cell office:value-type="string" calcext:value-type="string">
            <text:p>Relay_SPST_Panasonic_ALQ305</text:p>
          </table:table-cell>
          <table:table-cell office:value-type="string" calcext:value-type="string">
            <text:p>Footprints:Relay_SPST_Panasonic_ALQ305</text:p>
          </table:table-cell>
          <table:table-cell office:value-type="string" calcext:value-type="string">
            <text:p>Standex Meder DIP reed relay, SPST, Closing Contact</text:p>
          </table:table-cell>
          <table:table-cell/>
        </table:table-row>
        <table:table-row table:style-name="ro1">
          <table:table-cell office:value-type="string" calcext:value-type="string">
            <text:p>K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A_ENABLE_RELAY</text:p>
          </table:table-cell>
          <table:table-cell office:value-type="string" calcext:value-type="string">
            <text:p>Relay_SPST_Panasonic_ALQ305</text:p>
          </table:table-cell>
          <table:table-cell office:value-type="string" calcext:value-type="string">
            <text:p>Footprints:Relay_SPST_Panasonic_ALQ305</text:p>
          </table:table-cell>
          <table:table-cell office:value-type="string" calcext:value-type="string">
            <text:p>Standex Meder DIP reed relay, SPST, Closing Contact</text:p>
          </table:table-cell>
          <table:table-cell/>
        </table:table-row>
        <table:table-row table:style-name="ro1">
          <table:table-cell office:value-type="string" calcext:value-type="string">
            <text:p>K4, K5, K6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elay_SPDT_Panasonic_ALQ105</text:p>
          </table:table-cell>
          <table:table-cell office:value-type="string" calcext:value-type="string">
            <text:p>Footprints:Relay_SPDT_Panasonic-ALQ105</text:p>
          </table:table-cell>
          <table:table-cell office:value-type="string" calcext:value-type="string">
            <text:p>Standex Meder DIP reed relay, SPDT</text:p>
          </table:table-cell>
          <table:table-cell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M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n</text:p>
          </table:table-cell>
          <table:table-cell office:value-type="string" calcext:value-type="string">
            <text:p>Footprints:Fan_Orion_OD7020_vertical</text:p>
          </table:table-cell>
          <table:table-cell office:value-type="string" calcext:value-type="string">
            <text:p>Fan</text:p>
          </table:table-cell>
          <table:table-cell/>
        </table:table-row>
        <table:table-row table:style-name="ro1">
          <table:table-cell office:value-type="string" calcext:value-type="string">
            <text:p>Q1, Q2, Q12, Q13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IP41C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6A Ic, 100V Vce, Power NPN Transistor, TO-220</text:p>
          </table:table-cell>
          <table:table-cell/>
        </table:table-row>
        <table:table-row table:style-name="ro1">
          <table:table-cell office:value-type="string" calcext:value-type="string">
            <text:p>Q3, Q4, Q5, Q6, Q7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15A Id, 60V Vds, N-Channel MOSFET, SOT-23</text:p>
          </table:table-cell>
          <table:table-cell/>
        </table:table-row>
        <table:table-row table:style-name="ro1">
          <table:table-cell office:value-type="string" calcext:value-type="string">
            <text:p>Q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M2302CX</text:p>
          </table:table-cell>
          <table:table-cell office:value-type="string" calcext:value-type="string">
            <text:p>Transistor_FET:TSM2302CX_1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3.9A Id, 20V Vds, N-Channel MOSFET, SOT-23</text:p>
          </table:table-cell>
          <table:table-cell/>
        </table:table-row>
        <table:table-row table:style-name="ro1">
          <table:table-cell office:value-type="string" calcext:value-type="string">
            <text:p>Q10, Q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Q_NPN_EBC</text:p>
          </table:table-cell>
          <table:table-cell office:value-type="string" calcext:value-type="string">
            <text:p>Package_TO_SOT_THT:TO-92_HandSolder</text:p>
          </table:table-cell>
          <table:table-cell office:value-type="string" calcext:value-type="string">
            <text:p>NPN transistor, emitter/base/collector</text:p>
          </table:table-cell>
          <table:table-cell/>
        </table:table-row>
        <table:table-row table:style-name="ro1">
          <table:table-cell table:style-name="ce1"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5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table:style-name="ce1" office:value-type="string" calcext:value-type="string">
            <text:p>R3, R8, R22, R23, R27, R30, R33, R34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4, R6, 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30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5, R7, 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2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9, R13, 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table:style-name="ce1" office:value-type="string" calcext:value-type="string">
            <text:p>R10, R11, R12, R14, R15, R16, R25, R28, R31, R32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7, R18, R19, R20, 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21, R24, 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4.7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table:style-name="ce1" office:value-type="string" calcext:value-type="string">
            <text:p>R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29, 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_sense1, R_sense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1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THT:R_Bare_Metal_Element_L21.3mm_W4.8mm_P20.30mm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V1, RV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POT_TRIM_US-Device</text:p>
          </table:table-cell>
          <table:table-cell office:value-type="string" calcext:value-type="string">
            <text:p>Footprints:Potentiometer_Panasonic_EVM1D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_BN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_AP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_AN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_BP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_CTRL_A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_CTRL_B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_33V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_5V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_3V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_12V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D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U1, U10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M35-NEB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Precision centigrade temperature sensor, TO-220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3428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16-Bit, Multi-Channel ΔΣ Analog-to-Digital Converter with I2C Interface and On-Board Reference, SOIC-14/TSSOP-14</text:p>
          </table:table-cell>
          <table:table-cell/>
        </table:table-row>
        <table:table-row table:style-name="ro1">
          <table:table-cell office:value-type="string" calcext:value-type="string">
            <text:p>U3, U7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CP4725A0T-E_CH</text:p>
          </table:table-cell>
          <table:table-cell office:value-type="string" calcext:value-type="string">
            <text:p>Package_TO_SOT_SMD:SOT-23-6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, U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SC5200NS1_E_S</text:p>
          </table:table-cell>
          <table:table-cell office:value-type="string" calcext:value-type="string">
            <text:p>footprints:2SC5200NS1_E_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1490CN8PBF</text:p>
          </table:table-cell>
          <table:table-cell office:value-type="string" calcext:value-type="string">
            <text:p>Package_SO:SOIC-8_3.9x4.9mm_P1.27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1703A-3302_SOT22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Low Quiescent Current LDO Regulator, 3.3V, 250mA, Vin&lt;=16V, SOT-223</text:p>
          </table:table-cell>
          <table:table-cell/>
        </table:table-row>
        <table:table-row table:style-name="ro1">
          <table:table-cell office:value-type="string" calcext:value-type="string">
            <text:p>U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F411RETx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ARM Cortex-M4 MCU, 512KB flash, 128KB RAM, 100MHz, 1.7-3.6V, 50 GPIO, LQFP-64</text:p>
          </table:table-cell>
          <table:table-cell/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U_Vertical</text:p>
          </table:table-cell>
          <table:table-cell office:value-type="string" calcext:value-type="string">
            <text:p>Two pin crystal</text:p>
          </table:table-cell>
          <table:table-cell/>
        </table:table-row>
        <table:table-row table:style-name="ro1">
          <table:table-cell office:value-type="string" calcext:value-type="string">
            <text:p>Y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768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C38-LF_D3.0mm_L8.0mm_Horizontal</text:p>
          </table:table-cell>
          <table:table-cell office:value-type="string" calcext:value-type="string">
            <text:p>Two pin cryst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5T23:11:20.180681444</dc:date>
    <meta:editing-duration>PT12M14S</meta:editing-duration>
    <meta:editing-cycles>1</meta:editing-cycles>
    <meta:document-statistic meta:table-count="1" meta:cell-count="397" meta:object-count="0"/>
    <meta:generator>LibreOffice/7.2.6.2$Linux_X86_64 LibreOffice_project/20$Build-2</meta:generator>
  </office:meta>
</office:document-meta>
</file>